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ax amperag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deal Rshunt</text:p>
          </table:table-cell>
          <table:table-cell table:style-name="ce1" table:formula="of:=0.08192 / [.B1] * 1000" office:value-type="float" office:value="4.096" calcext:value-type="float">
            <text:p>4.10</text:p>
          </table:table-cell>
          <table:table-cell office:value-type="string" calcext:value-type="string">
            <text:p>mOhm</text:p>
          </table:table-cell>
        </table:table-row>
        <table:table-row table:style-name="ro1">
          <table:table-cell office:value-type="string" calcext:value-type="string">
            <text:p>Actual Rshunt</text:p>
          </table:table-cell>
          <table:table-cell table:style-name="ce1" office:value-type="float" office:value="2" calcext:value-type="float">
            <text:p>2.00</text:p>
          </table:table-cell>
          <table:table-cell office:value-type="string" calcext:value-type="string">
            <text:p>mOhm</text:p>
          </table:table-cell>
        </table:table-row>
        <table:table-row table:style-name="ro1">
          <table:table-cell office:value-type="string" calcext:value-type="string">
            <text:p>Current_LSB</text:p>
          </table:table-cell>
          <table:table-cell table:formula="of:=[.B1]/2^15" office:value-type="float" office:value="0.0006103515625" calcext:value-type="float">
            <text:p>0.0006103515625</text:p>
          </table:table-cell>
          <table:table-cell/>
        </table:table-row>
        <table:table-row table:style-name="ro1">
          <table:table-cell office:value-type="string" calcext:value-type="string">
            <text:p>CAL</text:p>
          </table:table-cell>
          <table:table-cell table:formula="of:=0.00512/([.B4]*([.B2]/1000))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Dissipation</text:p>
          </table:table-cell>
          <table:table-cell table:formula="of:=[.B1]^2*[.B3]/1000" office:value-type="float" office:value="0.8" calcext:value-type="float">
            <text:p>0.8</text:p>
          </table:table-cell>
          <table:table-cell office:value-type="string" calcext:value-type="string">
            <text:p>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3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/00/0000</text:date>, <text:time style:data-style-name="N2" text:time-value="22:19:21.82189141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5-10-31T17:21:54.985846924</meta:creation-date>
    <dc:date>2025-10-31T21:50:29.994856246</dc:date>
    <meta:editing-duration>PT1H19M50S</meta:editing-duration>
    <meta:editing-cycles>1</meta:editing-cycles>
    <meta:generator>LibreOffice/7.2.2.2$MacOSX_X86_64 LibreOffice_project/02b2acce88a210515b4a5bb2e46cbfb63fe97d56</meta:generator>
    <meta:document-statistic meta:table-count="1" meta:cell-count="16" meta:object-count="0"/>
  </office:meta>
</office:document-meta>
</file>